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94bd5e" style:font-name="Courier 10 Pitch" fo:background-color="#000000"/>
    </style:style>
    <style:style style:name="P2" style:family="paragraph" style:parent-style-name="Standard">
      <style:text-properties fo:color="#ffff99" style:font-name="Courier 10 Pitch" fo:background-color="#000000"/>
    </style:style>
    <style:style style:name="P3" style:family="paragraph" style:parent-style-name="Standard">
      <style:text-properties fo:color="#33cc66" style:font-name="Courier 10 Pitch" fo:background-color="#000000"/>
    </style:style>
    <style:style style:name="P4" style:family="paragraph" style:parent-style-name="Standard">
      <style:text-properties fo:color="#33cc66" style:font-name="Courier 10 Pitch" fo:background-color="#ffffff"/>
    </style:style>
    <style:style style:name="P5" style:family="paragraph" style:parent-style-name="Standard">
      <style:text-properties fo:color="#0066cc" style:font-name="Courier 10 Pitch" fo:background-color="#ffffff"/>
    </style:style>
    <style:style style:name="T1" style:family="text">
      <style:text-properties fo:color="#800000"/>
    </style:style>
    <style:style style:name="T2" style:family="text">
      <style:text-properties fo:color="#ccffff"/>
    </style:style>
    <style:style style:name="T3" style:family="text">
      <style:text-properties fo:color="#ff420e"/>
    </style:style>
    <style:style style:name="T4" style:family="text">
      <style:text-properties fo:color="#000000"/>
    </style:style>
    <style:style style:name="T5" style:family="text">
      <style:text-properties fo:color="#0066cc"/>
    </style:style>
    <style:style style:name="T6" style:family="text">
      <style:text-properties style:use-window-font-color="true"/>
    </style:style>
    <style:style style:name="T7" style:family="text">
      <style:text-properties fo:color="#579d1c"/>
    </style:style>
    <style:style style:name="T8" style:family="text">
      <style:text-properties fo:color="#aecf00"/>
    </style:style>
    <style:style style:name="T9" style:family="text">
      <style:text-properties fo:color="#3deb3d"/>
    </style:style>
    <style:style style:name="T10" style:family="text">
      <style:text-properties fo:color="#23ff23"/>
    </style:style>
    <style:style style:name="T11" style:family="text">
      <style:text-properties fo:color="#94bd5e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cccc00"/>
    </style:style>
    <style:style style:name="T15" style:family="text">
      <style:text-properties fo:color="#eb613d"/>
    </style:style>
    <style:style style:name="T16" style:family="text">
      <style:text-properties fo:color="#ffffff"/>
    </style:style>
    <style:style style:name="T17" style:family="text">
      <style:text-properties fo:color="#000080"/>
    </style:style>
    <style:style style:name="T18" style:family="text">
      <style:text-properties fo:color="#5c8526"/>
    </style:style>
    <style:style style:name="T19" style:family="text">
      <style:text-properties fo:color="#ff3333"/>
    </style:style>
    <style:style style:name="T20" style:family="text">
      <style:text-properties fo:color="#b84700"/>
    </style:style>
    <style:style style:name="T21" style:family="text">
      <style:text-properties fo:color="#99c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11"/>_ <text:s text:c="29"/><text:span text:style-name="T1"><text:s/></text:span><text:span text:style-name="T20">_</text:span><text:span text:style-name="T1"> </text:span><text:s text:c="6"/>_ <text:s text:c="4"/><text:span text:style-name="T18">_</text:span> _ <text:s text:c="4"/> </text:p>
      <text:p text:style-name="P5"><text:s text:c="2"/>__ _ <text:s/>__| |_ <text:s text:c="2"/>_____ _ __ ___ <text:s/>__ _ _ __<text:span text:style-name="T20">(_) __</text:span> _| | <text:s text:c="2"/><text:span text:style-name="T18">(_)</text:span> |__ <text:s/> </text:p>
      <text:p text:style-name="P5"><text:s/>/ _` |/ _` \ \ / / _ \ '__/ __|/ _` | '__<text:span text:style-name="T20">| |/</text:span> _<text:span text:style-name="T20">`</text:span> | | <text:s text:c="2"/><text:span text:style-name="T18">| |</text:span> '_ \  </text:p>
      <text:p text:style-name="P5">| (_| | (_| |\ V / <text:s/>__/ | <text:s/>\__ \ (_| | | <text:s/><text:span text:style-name="T20">| |</text:span> (_| | <text:span text:style-name="T18">|___| |</text:span> |_) | </text:p>
      <text:p text:style-name="P4"><text:span text:style-name="T5"><text:s/>\__,_|\__,_| \_/ \___|_| <text:s/>|___/\__,_|_| <text:s/></text:span><text:span text:style-name="T20">|_|\__,</text:span><text:span text:style-name="T5">_</text:span><text:span text:style-name="T18">|_____|_|</text:span><text:span text:style-name="T5">_.__/ <text:s/></text:span><text:s text:c="9"/></text:p>
      <text:p text:style-name="P4"><text:s text:c="66"/></text:p>
      <text:p text:style-name="P3"/>
      <text:p text:style-name="P1"/>
      <text:p text:style-name="P1"><text:s text:c="11"/>_ <text:s text:c="29"/><text:span text:style-name="T3"><text:s/>_ </text:span><text:s text:c="6"/>_ <text:s text:c="3"/><text:span text:style-name="T3"><text:s/></text:span><text:span text:style-name="T21">_</text:span> _ <text:s text:c="4"/> </text:p>
      <text:p text:style-name="P1"><text:s text:c="2"/>__ _ <text:s/>__| |_ <text:s text:c="2"/>_____ _ __ ___ <text:s/>__ _ _ __<text:span text:style-name="T3">(_) __</text:span> _| | <text:s text:c="2"/><text:span text:style-name="T21">(_)</text:span> |__ <text:s/> </text:p>
      <text:p text:style-name="P1"><text:s/>/ _` |/ _` \ \ / / _ \ '__/ __|/ _` | '__<text:span text:style-name="T3">| |/ </text:span><text:span text:style-name="T8">_</text:span><text:span text:style-name="T3">`</text:span> | | <text:s text:c="2"/><text:span text:style-name="T21">| |</text:span> '_ \  </text:p>
      <text:p text:style-name="P1">| (_| | (_| |\ V / <text:s/>__/ | <text:s/>\__ \ (_| | | <text:s/><text:span text:style-name="T3">| |</text:span> (_| | <text:span text:style-name="T21">|___| |</text:span> |_) | </text:p>
      <text:p text:style-name="P2"><text:span text:style-name="T11"><text:s/>\__,_|\__,_| \_/ \___|_| <text:s/>|___/\__,_|_| <text:s/></text:span><text:span text:style-name="T3">|_|\__,</text:span><text:span text:style-name="T11">_</text:span><text:span text:style-name="T21">|_____|_|</text:span><text:span text:style-name="T11">_.__/ </text:span><text:span text:style-name="T18"><text:s/></text:span><text:s text:c="9"/></text:p>
      <text:p text:style-name="P2"><text:s text:c="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iguitar </meta:initial-creator>
    <meta:creation-date>2013-07-08T20:26:24</meta:creation-date>
    <dc:date>2013-07-08T22:34:57</dc:date>
    <dc:creator>igiguitar </dc:creator>
    <meta:editing-duration>PT1H7M27S</meta:editing-duration>
    <meta:editing-cycles>1</meta:editing-cycles>
    <meta:document-statistic meta:table-count="0" meta:image-count="0" meta:object-count="0" meta:page-count="1" meta:paragraph-count="12" meta:word-count="144" meta:character-count="818" meta:non-whitespace-character-count="362"/>
    <meta:generator>LibreOffice/3.5$Linux_x86 LibreOffice_project/350m1$Build-2</meta:generator>
  </office:meta>
</office:document-meta>
</file>